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41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3.06mm"/>
    </style:style>
    <style:style style:name="co6" style:family="table-column">
      <style:table-column-properties fo:break-before="auto" style:column-width="87.68mm"/>
    </style:style>
    <style:style style:name="co7" style:family="table-column">
      <style:table-column-properties fo:break-before="auto" style:column-width="9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1.7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10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GD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Bemerkungen</text:p>
          </table:table-cell>
          <table:table-cell/>
        </table:table-row>
        <table:table-row table:style-name="ro2">
          <table:table-cell table:style-name="ce2"/>
          <table:table-cell office:value-type="string" calcext:value-type="string">
            <text:p>Regionalinitiative GDI-OWL</text:p>
          </table:table-cell>
          <table:table-cell office:value-type="string" calcext:value-type="string">
            <text:p><text:span text:style-name="T1">Regionale Kooperation zwischen 6 Kreisen,</text:span></text:p>
            <text:p><text:span text:style-name="T1">einer kreisfreien Stadt sowie weiteren kreis-</text:span></text:p>
            <text:p><text:span text:style-name="T1">angehörigen Kommunen im Regierungsbe-</text:span></text:p>
            <text:p><text:span text:style-name="T1">zirk Ostwestfalen-Lippe (NRW); der Schwer-</text:span></text:p>
            <text:p><text:span text:style-name="T1">punkt liegt momentan im Bereich der Um-</text:span></text:p>
            <text:p><text:span text:style-name="T1">setzung von INSPIRE-Anforderungen sowie</text:span></text:p>
            <text:p><text:span text:style-name="T1">im Austausch und der Realisierung von</text:span></text:p>
            <text:p><text:span text:style-name="T1">Einzelprojekten (z.B. 3D); ein Regionalportal</text:span></text:p>
            <text:p><text:span text:style-name="T1">existiert nicht.</text:span></text:p>
            <text:p/>
            <text:p>Regionalportal existiert nicht, </text:p>
            <text:p>Lokal z.B. <text:a xlink:href="http://geo.kreislippe.de/" xlink:type="simple">http://geo.kreislippe.de/</text:a></text:p>
          </table:table-cell>
          <table:table-cell table:style-name="ce2"/>
        </table:table-row>
        <table:table-row table:style-name="ro3">
          <table:table-cell/>
          <table:table-cell office:value-type="string" calcext:value-type="string">
            <text:p>X-Border-GDI</text:p>
          </table:table-cell>
          <table:table-cell office:value-type="string" calcext:value-type="string">
            <text:p>Website (http://www.x-border-</text:p>
            <text:p>gdi.org) existiert nicht mehr, verbleib unklar</text:p>
          </table:table-cell>
          <table:table-cell/>
        </table:table-row>
        <table:table-row table:style-name="ro4">
          <table:table-cell office:value-type="string" calcext:value-type="string">
            <text:p><text:a xlink:href="https://www.geobusiness-region.de/" xlink:type="simple">https://www.geobusiness-region.de/</text:a></text:p>
          </table:table-cell>
          <table:table-cell table:style-name="ce2" office:value-type="string" calcext:value-type="string">
            <text:p>Geoinformationsinitiative Region Bonn</text:p>
          </table:table-cell>
          <table:table-cell office:value-type="string" calcext:value-type="string">
            <text:p>Auch bekannt als Geoinitiative Bonn/Rhein-</text:p>
            <text:p><text:span text:style-name="T1">Sieg/Ahrweiler, sowie „:geobusiness region bonn“</text:span></text:p>
            <text:p><text:span text:style-name="T1"/></text:p>
            <text:p><text:span text:style-name="T1">Es werden keinerlei online-Daten/Dienste angeboten. Kategorisierung als GDI zutreffend?</text:span></text:p>
          </table:table-cell>
          <table:table-cell/>
        </table:table-row>
        <table:table-row table:style-name="ro3">
          <table:table-cell office:value-type="string" calcext:value-type="string">
            <text:p><text:a xlink:href="http://geoport-mv.de/" xlink:type="simple">http://geoport-mv.de/</text:a></text:p>
          </table:table-cell>
          <table:table-cell office:value-type="string" calcext:value-type="string">
            <text:p>REGIS MV</text:p>
          </table:table-cell>
          <table:table-cell office:value-type="string" calcext:value-type="string">
            <text:p>Website medet „Database connection error (2): Could not connect to MySQL.“, evtl. abgedeckt durch „https://www.geoportal-</text:p>
            <text:p>mv.de“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Open Data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merkungen</text:p>
          </table:table-cell>
        </table:table-row>
        <table:table-row table:style-name="ro6">
          <table:table-cell office:value-type="string" calcext:value-type="string">
            <text:p><text:a xlink:href="http://www.mdm-portal.de/" xlink:type="simple">http://www.mdm-portal.de/</text:a></text:p>
          </table:table-cell>
          <table:table-cell office:value-type="string" calcext:value-type="string">
            <text:p>MDM – Moblitätsdaten-Marktplatz</text:p>
          </table:table-cell>
          <table:table-cell office:value-type="string" calcext:value-type="string">
            <text:p>Komplizierter Anmeldevorgang</text:p>
            <text:p>Viele Daten Vertragsgebunden, bzw. auf Bestellung</text:p>
            <text:p>Nicht als „Open Data Portal“ angelegt. Zu klären bleibt, ob trotzdem offene Daten angeboten wer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2:03:39.692249042</meta:creation-date>
    <meta:generator>LibreOffice/5.3.1.2$Linux_X86_64 LibreOffice_project/30m0$Build-2</meta:generator>
    <dc:date>2017-11-27T15:35:41.856419334</dc:date>
    <meta:editing-duration>PT1H27M50S</meta:editing-duration>
    <meta:editing-cycles>3</meta:editing-cycles>
    <meta:document-statistic meta:table-count="2" meta:cell-count="19" meta:object-count="0"/>
  </office:meta>
</office:document-meta>
</file>